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82.6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enerated on 2018-05-08 12:34:02 UTC <text:s text:c="29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4:47:57.524000000</dc:date>
    <meta:editing-duration>PT2M</meta:editing-duration>
    <meta:editing-cycles>2</meta:editing-cycles>
    <meta:generator>LibreOffice/6.0.3.2$Windows_X86_64 LibreOffice_project/8f48d515416608e3a835360314dac7e47fd0b821</meta:generator>
    <meta:document-statistic meta:table-count="1" meta:cell-count="1741" meta:object-count="0"/>
  </office:meta>
</office:document-meta>
</file>